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6.47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5.249cm"/>
    </style:style>
    <style:style style:name="co12" style:family="table-column">
      <style:table-column-properties fo:break-before="auto" style:column-width="6.152cm"/>
    </style:style>
    <style:style style:name="co13" style:family="table-column">
      <style:table-column-properties fo:break-before="auto" style:column-width="5.713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7.738cm"/>
    </style:style>
    <style:style style:name="co17" style:family="table-column">
      <style:table-column-properties fo:break-before="auto" style:column-width="6.44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4.789cm"/>
    </style:style>
    <style:style style:name="co21" style:family="table-column">
      <style:table-column-properties fo:break-before="auto" style:column-width="3.069cm"/>
    </style:style>
    <style:style style:name="co22" style:family="table-column">
      <style:table-column-properties fo:break-before="auto" style:column-width="1.826cm"/>
    </style:style>
    <style:style style:name="co23" style:family="table-column">
      <style:table-column-properties fo:break-before="auto" style:column-width="2.06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4.683cm"/>
    </style:style>
    <style:style style:name="co26" style:family="table-column">
      <style:table-column-properties fo:break-before="auto" style:column-width="3.016cm"/>
    </style:style>
    <style:style style:name="co27" style:family="table-column">
      <style:table-column-properties fo:break-before="auto" style:column-width="1.349cm"/>
    </style:style>
    <style:style style:name="co28" style:family="table-column">
      <style:table-column-properties fo:break-before="auto" style:column-width="2.487cm"/>
    </style:style>
    <style:style style:name="co29" style:family="table-column">
      <style:table-column-properties fo:break-before="auto" style:column-width="1.323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2-28">
            <text:p>Tuesday, February 28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3-31">
            <text:p>Saturday, March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4-30">
            <text:p>Monday, April 30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999">
            <text:p>31 March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1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5-31">
            <text:p>Thursday, Ma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3-31">
            <text:p>Saturday, March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4-30">
            <text:p>Monday, April 30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90">
            <text:p>30 June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2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8-31">
            <text:p>Friday, August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3-31">
            <text:p>Saturday, March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4-30">
            <text:p>Monday, April 30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82">
            <text:p>30 Septem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3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11-30">
            <text:p>Friday, November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3-31">
            <text:p>Saturday, March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4-30">
            <text:p>Monday, April 30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274">
            <text:p>31 Decem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4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3-01-31">
            <text:p>Thursday, January 31, 2013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3-31">
            <text:p>Saturday, March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4-30">
            <text:p>Monday, April 30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333">
            <text:p>28 February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5" table:default-cell-style-name="ce71"/>
        <table:table-column table:style-name="co16" table:default-cell-style-name="ce77"/>
        <table:table-column table:style-name="co17" table:default-cell-style-name="ce77"/>
        <table:table-column table:style-name="co18" table:number-columns-repeated="8" table:default-cell-style-name="ce84"/>
        <table:table-column table:style-name="co19" table:default-cell-style-name="ce71"/>
        <table:table-column table:style-name="co9" table:default-cell-style-name="ce96"/>
        <table:table-column table:style-name="co19" table:default-cell-style-name="ce71"/>
        <table:table-column table:style-name="co9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22]" office:value-type="date" office:date-value="2011-10-31">
            <text:p>Monday, October 31, 2011</text:p>
          </table:table-cell>
          <table:table-cell table:style-name="ce75" table:formula="of:=[.B5]" office:value-type="date" office:date-value="2011-11-30">
            <text:p>Wednesday, November 30, 2011</text:p>
          </table:table-cell>
          <table:table-cell table:style-name="ce82" table:formula="of:=[$S1011.$H$1]" office:value-type="float" office:value="0">
            <text:p>0.00 </text:p>
          </table:table-cell>
          <table:table-cell table:style-name="ce86"/>
          <table:table-cell table:style-name="ce86" table:formula="of:=[$S1011.$G$1]" office:value-type="float" office:value="0">
            <text:p>0.00 </text:p>
          </table:table-cell>
          <table:table-cell table:style-name="ce86"/>
          <table:table-cell table:style-name="ce86" table:formula="of:=[$P1011.$H$1]" office:value-type="float" office:value="0">
            <text:p>0.00 </text:p>
          </table:table-cell>
          <table:table-cell table:style-name="ce86"/>
          <table:table-cell table:style-name="ce86" table:formula="of:=[$P10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Dec11.$G$4]&gt;0;['file:///C:/Users/acartwright/Personal/diy/GB%20Accounts/GB%20Accounts%202012/GB%20Accounts%20Company%202012-11-30%20(Nov12)%20OpenOffice/Sales.ods'#$Dec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24]" office:value-type="date" office:date-value="2011-11-30">
            <text:p>Wednesday, November 30, 2011</text:p>
          </table:table-cell>
          <table:table-cell table:style-name="ce75" table:formula="of:=[.B6]" office:value-type="date" office:date-value="2011-12-31">
            <text:p>Saturday, December 31, 2011</text:p>
          </table:table-cell>
          <table:table-cell table:style-name="ce82" table:formula="of:=[$S1111.$H$1]" office:value-type="float" office:value="0">
            <text:p>0.00 </text:p>
          </table:table-cell>
          <table:table-cell table:style-name="ce86"/>
          <table:table-cell table:style-name="ce86" table:formula="of:=[$S1111.$G$1]" office:value-type="float" office:value="0">
            <text:p>0.00 </text:p>
          </table:table-cell>
          <table:table-cell table:style-name="ce86"/>
          <table:table-cell table:style-name="ce86" table:formula="of:=[$P1111.$H$1]" office:value-type="float" office:value="0">
            <text:p>0.00 </text:p>
          </table:table-cell>
          <table:table-cell table:style-name="ce86"/>
          <table:table-cell table:style-name="ce86" table:formula="of:=[$P11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Dec11.$G$4]&gt;0;['file:///C:/Users/acartwright/Personal/diy/GB%20Accounts/GB%20Accounts%202012/GB%20Accounts%20Company%202012-11-30%20(Nov12)%20OpenOffice/Sales.ods'#$Dec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26]" office:value-type="date" office:date-value="2011-12-31">
            <text:p>Saturday, December 31, 2011</text:p>
          </table:table-cell>
          <table:table-cell table:style-name="ce75" table:formula="of:=[.B7]" office:value-type="date" office:date-value="2012-01-31">
            <text:p>Tuesday, January 31, 2012</text:p>
          </table:table-cell>
          <table:table-cell table:style-name="ce82" table:formula="of:=['file:///C:/Users/acartwright/Personal/diy/GB%20Accounts/GB%20Accounts%202012/GB%20Accounts%20Company%202012-11-30%20(Nov12)%20OpenOffice/Sales.ods'#$Dec11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Dec11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Dec11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Dec11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Dec11.$G$4]&gt;0;['file:///C:/Users/acartwright/Personal/diy/GB%20Accounts/GB%20Accounts%202012/GB%20Accounts%20Company%202012-11-30%20(Nov12)%20OpenOffice/Sales.ods'#$Dec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28]" office:value-type="date" office:date-value="2012-01-31">
            <text:p>Tuesday, January 31, 2012</text:p>
          </table:table-cell>
          <table:table-cell table:style-name="ce75" table:formula="of:=[.B8]" office:value-type="date" office:date-value="2012-02-28">
            <text:p>Tuesday, February 28, 2012</text:p>
          </table:table-cell>
          <table:table-cell table:style-name="ce82" table:formula="of:=['file:///C:/Users/acartwright/Personal/diy/GB%20Accounts/GB%20Accounts%202012/GB%20Accounts%20Company%202012-11-30%20(Nov12)%20OpenOffice/Sales.ods'#$Jan12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Jan12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an12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an12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Jan12.$G$4]&gt;0;['file:///C:/Users/acartwright/Personal/diy/GB%20Accounts/GB%20Accounts%202012/GB%20Accounts%20Company%202012-11-30%20(Nov12)%20OpenOffice/Sales.ods'#$Ja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30]" office:value-type="date" office:date-value="2012-02-28">
            <text:p>Tuesday, February 28, 2012</text:p>
          </table:table-cell>
          <table:table-cell table:style-name="ce75" table:formula="of:=[.B9]" office:value-type="date" office:date-value="2012-03-31">
            <text:p>Saturday, March 31, 2012</text:p>
          </table:table-cell>
          <table:table-cell table:style-name="ce82" table:formula="of:=['file:///C:/Users/acartwright/Personal/diy/GB%20Accounts/GB%20Accounts%202012/GB%20Accounts%20Company%202012-11-30%20(Nov12)%20OpenOffice/Sales.ods'#$Feb12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Feb12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Feb12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Feb12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Feb12.$G$4]&gt;0;['file:///C:/Users/acartwright/Personal/diy/GB%20Accounts/GB%20Accounts%202012/GB%20Accounts%20Company%202012-11-30%20(Nov12)%20OpenOffice/Sales.ods'#$Feb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32]" office:value-type="date" office:date-value="2012-03-31">
            <text:p>Saturday, March 31, 2012</text:p>
          </table:table-cell>
          <table:table-cell table:style-name="ce75" table:formula="of:=[.B10]" office:value-type="date" office:date-value="2012-04-30">
            <text:p>Monday, April 30, 2012</text:p>
          </table:table-cell>
          <table:table-cell table:style-name="ce82" table:formula="of:=['file:///C:/Users/acartwright/Personal/diy/GB%20Accounts/GB%20Accounts%202012/GB%20Accounts%20Company%202012-11-30%20(Nov12)%20OpenOffice/Sales.ods'#$Mar12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Mar12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Mar12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Mar12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Mar12.$G$4]&gt;0;['file:///C:/Users/acartwright/Personal/diy/GB%20Accounts/GB%20Accounts%202012/GB%20Accounts%20Company%202012-11-30%20(Nov12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34]" office:value-type="date" office:date-value="2012-04-30">
            <text:p>Monday, April 30, 2012</text:p>
          </table:table-cell>
          <table:table-cell table:style-name="ce75" table:formula="of:=[.B11]" office:value-type="date" office:date-value="2012-05-31">
            <text:p>Thursday, May 31, 2012</text:p>
          </table:table-cell>
          <table:table-cell table:style-name="ce82" table:formula="of:=['file:///C:/Users/acartwright/Personal/diy/GB%20Accounts/GB%20Accounts%202012/GB%20Accounts%20Company%202012-11-30%20(Nov12)%20OpenOffice/Sales.ods'#$Apr12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Apr12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Apr12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Apr12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Apr12.$G$4]&gt;0;['file:///C:/Users/acartwright/Personal/diy/GB%20Accounts/GB%20Accounts%202012/GB%20Accounts%20Company%202012-11-30%20(Nov12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36]" office:value-type="date" office:date-value="2012-05-31">
            <text:p>Thursday, May 31, 2012</text:p>
          </table:table-cell>
          <table:table-cell table:style-name="ce75" table:formula="of:=[.B12]" office:value-type="date" office:date-value="2012-06-30">
            <text:p>Saturday, June 30, 2012</text:p>
          </table:table-cell>
          <table:table-cell table:style-name="ce82" table:formula="of:=['file:///C:/Users/acartwright/Personal/diy/GB%20Accounts/GB%20Accounts%202012/GB%20Accounts%20Company%202012-11-30%20(Nov12)%20OpenOffice/Sales.ods'#$May12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May12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May12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May12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May12.$G$4]&gt;0;['file:///C:/Users/acartwright/Personal/diy/GB%20Accounts/GB%20Accounts%202012/GB%20Accounts%20Company%202012-11-30%20(Nov12)%20OpenOffice/Sales.ods'#$May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38]" office:value-type="date" office:date-value="2012-06-30">
            <text:p>Saturday, June 30, 2012</text:p>
          </table:table-cell>
          <table:table-cell table:style-name="ce75" table:formula="of:=[.B13]" office:value-type="date" office:date-value="2012-07-31">
            <text:p>Tuesday, July 31, 2012</text:p>
          </table:table-cell>
          <table:table-cell table:style-name="ce82" table:formula="of:=['file:///C:/Users/acartwright/Personal/diy/GB%20Accounts/GB%20Accounts%202012/GB%20Accounts%20Company%202012-11-30%20(Nov12)%20OpenOffice/Sales.ods'#$Jun12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Jun12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un12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un12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Jun12.$G$4]&gt;0;['file:///C:/Users/acartwright/Personal/diy/GB%20Accounts/GB%20Accounts%202012/GB%20Accounts%20Company%202012-11-30%20(Nov12)%20OpenOffice/Sales.ods'#$Ju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40]" office:value-type="date" office:date-value="2012-07-31">
            <text:p>Tuesday, July 31, 2012</text:p>
          </table:table-cell>
          <table:table-cell table:style-name="ce75" table:formula="of:=[.B14]" office:value-type="date" office:date-value="2012-08-31">
            <text:p>Friday, August 31, 2012</text:p>
          </table:table-cell>
          <table:table-cell table:style-name="ce82" table:formula="of:=['file:///C:/Users/acartwright/Personal/diy/GB%20Accounts/GB%20Accounts%202012/GB%20Accounts%20Company%202012-11-30%20(Nov12)%20OpenOffice/Sales.ods'#$Jul12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Jul12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ul12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Jul12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Jul12.$G$4]&gt;0;['file:///C:/Users/acartwright/Personal/diy/GB%20Accounts/GB%20Accounts%202012/GB%20Accounts%20Company%202012-11-30%20(Nov12)%20OpenOffice/Sales.ods'#$Jul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42]" office:value-type="date" office:date-value="2012-08-31">
            <text:p>Friday, August 31, 2012</text:p>
          </table:table-cell>
          <table:table-cell table:style-name="ce75" table:formula="of:=[.B15]" office:value-type="date" office:date-value="2012-09-30">
            <text:p>Sunday, September 30, 2012</text:p>
          </table:table-cell>
          <table:table-cell table:style-name="ce82" table:formula="of:=['file:///C:/Users/acartwright/Personal/diy/GB%20Accounts/GB%20Accounts%202012/GB%20Accounts%20Company%202012-11-30%20(Nov12)%20OpenOffice/Sales.ods'#$Aug12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Aug12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Aug12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Aug12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Aug12.$G$4]&gt;0;['file:///C:/Users/acartwright/Personal/diy/GB%20Accounts/GB%20Accounts%202012/GB%20Accounts%20Company%202012-11-30%20(Nov12)%20OpenOffice/Sales.ods'#$Aug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44]" office:value-type="date" office:date-value="2012-09-30">
            <text:p>Sunday, September 30, 2012</text:p>
          </table:table-cell>
          <table:table-cell table:style-name="ce75" table:formula="of:=[.B16]" office:value-type="date" office:date-value="2012-10-31">
            <text:p>Wednesday, October 31, 2012</text:p>
          </table:table-cell>
          <table:table-cell table:style-name="ce82" table:formula="of:=['file:///C:/Users/acartwright/Personal/diy/GB%20Accounts/GB%20Accounts%202012/GB%20Accounts%20Company%202012-11-30%20(Nov12)%20OpenOffice/Sales.ods'#$Sep12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Sep12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Sep12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Sep12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Sep12.$G$4]&gt;0;['file:///C:/Users/acartwright/Personal/diy/GB%20Accounts/GB%20Accounts%202012/GB%20Accounts%20Company%202012-11-30%20(Nov12)%20OpenOffice/Sales.ods'#$Sep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46]" office:value-type="date" office:date-value="2012-10-31">
            <text:p>Wednesday, October 31, 2012</text:p>
          </table:table-cell>
          <table:table-cell table:style-name="ce75" table:formula="of:=[.B17]" office:value-type="date" office:date-value="2012-11-30">
            <text:p>Friday, November 30, 2012</text:p>
          </table:table-cell>
          <table:table-cell table:style-name="ce82" table:formula="of:=['file:///C:/Users/acartwright/Personal/diy/GB%20Accounts/GB%20Accounts%202012/GB%20Accounts%20Company%202012-11-30%20(Nov12)%20OpenOffice/Sales.ods'#$Oct12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Oct12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Oct12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Oct12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Oct12.$G$4]&gt;0;['file:///C:/Users/acartwright/Personal/diy/GB%20Accounts/GB%20Accounts%202012/GB%20Accounts%20Company%202012-11-30%20(Nov12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48]" office:value-type="date" office:date-value="2012-11-30">
            <text:p>Friday, November 30, 2012</text:p>
          </table:table-cell>
          <table:table-cell table:style-name="ce75" table:formula="of:=[.B18]" office:value-type="date" office:date-value="2012-12-31">
            <text:p>Monday, December 31, 2012</text:p>
          </table:table-cell>
          <table:table-cell table:style-name="ce82" table:formula="of:=['file:///C:/Users/acartwright/Personal/diy/GB%20Accounts/GB%20Accounts%202012/GB%20Accounts%20Company%202012-11-30%20(Nov12)%20OpenOffice/Sales.ods'#$Nov12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Sales.ods'#$Nov12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Nov12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cartwright/Personal/diy/GB%20Accounts/GB%20Accounts%202012/GB%20Accounts%20Company%202012-11-30%20(Nov12)%20OpenOffice/Purchases.ods'#$Nov12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Nov12.$G$4]&gt;0;['file:///C:/Users/acartwright/Personal/diy/GB%20Accounts/GB%20Accounts%202012/GB%20Accounts%20Company%202012-11-30%20(Nov12)%20OpenOffice/Sales.ods'#$Nov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50]" office:value-type="date" office:date-value="2012-12-31">
            <text:p>Monday, December 31, 2012</text:p>
          </table:table-cell>
          <table:table-cell table:style-name="ce75" table:formula="of:=[.B19]" office:value-type="date" office:date-value="2013-01-31">
            <text:p>Thursday, January 31, 2013</text:p>
          </table:table-cell>
          <table:table-cell table:style-name="ce82" table:formula="of:=[$S1212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1212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1212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1212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Nov12.$G$4]&gt;0;['file:///C:/Users/acartwright/Personal/diy/GB%20Accounts/GB%20Accounts%202012/GB%20Accounts%20Company%202012-11-30%20(Nov12)%20OpenOffice/Sales.ods'#$Nov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GB%20Accounts/GB%20Accounts%202012/GB%20Accounts%20Company%202012-11-30%20(Nov12)%20OpenOffice/Financialaccounts.ods'#$Admin.$B$52]" office:value-type="date" office:date-value="2013-01-31">
            <text:p>Thursday, January 31, 2013</text:p>
          </table:table-cell>
          <table:table-cell table:style-name="ce78" table:formula="of:=['file:///C:/Users/acartwright/Personal/diy/GB%20Accounts/GB%20Accounts%202012/GB%20Accounts%20Company%202012-11-30%20(Nov12)%20OpenOffice/Financialaccounts.ods'#$Admin.$B$54]" office:value-type="date" office:date-value="2013-02-28">
            <text:p>Thursday, February 28, 2013</text:p>
          </table:table-cell>
          <table:table-cell table:style-name="ce82" table:formula="of:=[$S0113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113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113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113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GB%20Accounts/GB%20Accounts%202012/GB%20Accounts%20Company%202012-11-30%20(Nov12)%20OpenOffice/Sales.ods'#$Nov12.$G$4]&gt;0;['file:///C:/Users/acartwright/Personal/diy/GB%20Accounts/GB%20Accounts%202012/GB%20Accounts%20Company%202012-11-30%20(Nov12)%20OpenOffice/Sales.ods'#$Nov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1011" table:style-name="ta7">
        <table:table-column table:style-name="co9" table:default-cell-style-name="ce104"/>
        <table:table-column table:style-name="co20" table:default-cell-style-name="ce106"/>
        <table:table-column table:style-name="co21" table:number-columns-repeated="2" table:default-cell-style-name="ce109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11-30%20(Nov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11-30%20(Nov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1" table:style-name="ta7">
        <table:table-column table:style-name="co9" table:default-cell-style-name="ce104"/>
        <table:table-column table:style-name="co20" table:default-cell-style-name="ce106"/>
        <table:table-column table:style-name="co21" table:number-columns-repeated="2" table:default-cell-style-name="ce109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11-30%20(Nov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11-30%20(Nov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2" table:style-name="ta7">
        <table:table-column table:style-name="co9" table:default-cell-style-name="ce104"/>
        <table:table-column table:style-name="co20" table:default-cell-style-name="ce106"/>
        <table:table-column table:style-name="co21" table:number-columns-repeated="2" table:default-cell-style-name="ce109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11-30%20(Nov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11-30%20(Nov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3" table:style-name="ta7">
        <table:table-column table:style-name="co9" table:default-cell-style-name="ce104"/>
        <table:table-column table:style-name="co20" table:default-cell-style-name="ce106"/>
        <table:table-column table:style-name="co21" table:number-columns-repeated="2" table:default-cell-style-name="ce109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11-30%20(Nov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11-30%20(Nov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1" table:style-name="ta7">
        <table:table-column table:style-name="co24" table:default-cell-style-name="ce126"/>
        <table:table-column table:style-name="co25" table:default-cell-style-name="ce128"/>
        <table:table-column table:style-name="co26" table:default-cell-style-name="ce132"/>
        <table:table-column table:style-name="co2" table:default-cell-style-name="ce137"/>
        <table:table-column table:style-name="co27" table:default-cell-style-name="ce129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11-30%20(Nov12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1" table:style-name="ta7">
        <table:table-column table:style-name="co24" table:default-cell-style-name="ce126"/>
        <table:table-column table:style-name="co25" table:default-cell-style-name="ce128"/>
        <table:table-column table:style-name="co26" table:default-cell-style-name="ce132"/>
        <table:table-column table:style-name="co2" table:default-cell-style-name="ce137"/>
        <table:table-column table:style-name="co27" table:default-cell-style-name="ce129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11-30%20(Nov12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2" table:style-name="ta7">
        <table:table-column table:style-name="co24" table:default-cell-style-name="ce126"/>
        <table:table-column table:style-name="co25" table:default-cell-style-name="ce128"/>
        <table:table-column table:style-name="co26" table:default-cell-style-name="ce132"/>
        <table:table-column table:style-name="co2" table:default-cell-style-name="ce137"/>
        <table:table-column table:style-name="co29" table:default-cell-style-name="ce129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11-30%20(Nov12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3" table:style-name="ta7">
        <table:table-column table:style-name="co24" table:default-cell-style-name="ce126"/>
        <table:table-column table:style-name="co25" table:default-cell-style-name="ce128"/>
        <table:table-column table:style-name="co26" table:default-cell-style-name="ce132"/>
        <table:table-column table:style-name="co2" table:default-cell-style-name="ce137"/>
        <table:table-column table:style-name="co29" table:default-cell-style-name="ce129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11-30%20(Nov12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11-30%20(Nov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21"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333">
            <text:p>41333</text:p>
          </table:table-cell>
        </table:table-row>
      </table:table>
      <table:table table:name="'file:///C:/Users/acartwright/Personal/diy/GB%20Accounts/GB%20Accounts%202012/GB%20Accounts%20Company%202012-11-30%20(Nov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1-30%20(Nov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1-30%20(Nov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11-30%20(Nov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11-30%20(Nov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3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8-11">11/08/2011</text:date> <text:s/><text:time>13:56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8-11T13:56:48.75</dc:date>
    <meta:print-date>2007-02-10T23:38:25Z</meta:print-date>
    <meta:editing-duration>PT27M32S</meta:editing-duration>
    <meta:editing-cycles>1</meta:editing-cycles>
    <meta:document-statistic meta:table-count="14" meta:cell-count="5266" meta:object-count="0"/>
  </office:meta>
</office:document-meta>
</file>